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" style:font-family-generic="swiss"/>
    <style:font-face style:name="Lucida Sans1" svg:font-family="'Lucida Sans'" style:font-family-generic="swiss"/>
    <style:font-face style:name="Microsoft Sans Serif" svg:font-family="'Microsoft Sans Serif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85mm" style:rel-column-width="32767*"/>
    </style:style>
    <style:style style:name="Table1.B" style:family="table-column">
      <style:table-column-properties style:column-width="85mm" style:rel-column-width="32768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170mm" table:align="margins"/>
    </style:style>
    <style:style style:name="Table2.A" style:family="table-column">
      <style:table-column-properties style:column-width="85mm" style:rel-column-width="32767*"/>
    </style:style>
    <style:style style:name="Table2.B" style:family="table-column">
      <style:table-column-properties style:column-width="85mm" style:rel-column-width="32768*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B1" style:family="table-cell">
      <style:table-cell-properties fo:padding="0.97mm" fo:border="0.05pt solid #000000"/>
    </style:style>
    <style:style style:name="Table2.A2" style:family="table-cell">
      <style:table-cell-properties fo:padding="0.97mm" fo:border-left="0.05pt solid #000000" fo:border-right="none" fo:border-top="none" fo:border-bottom="0.05pt solid #000000"/>
    </style:style>
    <style:style style:name="Table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170mm" table:align="margins"/>
    </style:style>
    <style:style style:name="Table3.A" style:family="table-column">
      <style:table-column-properties style:column-width="56.67mm" style:rel-column-width="21845*"/>
    </style:style>
    <style:style style:name="Tab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C1" style:family="table-cell">
      <style:table-cell-properties fo:padding="0.97mm" fo:border="0.05pt solid #000000"/>
    </style:style>
    <style:style style:name="Table3.A2" style:family="table-cell">
      <style:table-cell-properties fo:padding="0.97mm" fo:border-left="0.05pt solid #000000" fo:border-right="none" fo:border-top="none" fo:border-bottom="0.05pt solid #000000"/>
    </style:style>
    <style:style style:name="Table3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4" style:family="table">
      <style:table-properties style:width="170mm" table:align="margins"/>
    </style:style>
    <style:style style:name="Table4.A" style:family="table-column">
      <style:table-column-properties style:column-width="56.67mm" style:rel-column-width="21845*"/>
    </style:style>
    <style:style style:name="Table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.C1" style:family="table-cell">
      <style:table-cell-properties fo:padding="0.97mm" fo:border="0.05pt solid #000000"/>
    </style:style>
    <style:style style:name="Table4.A2" style:family="table-cell">
      <style:table-cell-properties fo:padding="0.97mm" fo:border-left="0.05pt solid #000000" fo:border-right="none" fo:border-top="none" fo:border-bottom="0.05pt solid #000000"/>
    </style:style>
    <style:style style:name="Table4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170mm" table:align="margins"/>
    </style:style>
    <style:style style:name="Table5.A" style:family="table-column">
      <style:table-column-properties style:column-width="56.67mm" style:rel-column-width="21845*"/>
    </style:style>
    <style:style style:name="Table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.C1" style:family="table-cell">
      <style:table-cell-properties fo:padding="0.97mm" fo:border="0.05pt solid #000000"/>
    </style:style>
    <style:style style:name="Table5.A2" style:family="table-cell">
      <style:table-cell-properties fo:padding="0.97mm" fo:border-left="0.05pt solid #000000" fo:border-right="none" fo:border-top="none" fo:border-bottom="0.05pt solid #000000"/>
    </style:style>
    <style:style style:name="Table5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6" style:family="table">
      <style:table-properties style:width="170mm" table:align="margins"/>
    </style:style>
    <style:style style:name="Table6.A" style:family="table-column">
      <style:table-column-properties style:column-width="56.67mm" style:rel-column-width="21845*"/>
    </style:style>
    <style:style style:name="Table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.C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none" fo:border-top="none" fo:border-bottom="0.05pt solid #000000"/>
    </style:style>
    <style:style style:name="Table6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170.13mm" fo:margin-left="0mm" table:align="left"/>
    </style:style>
    <style:style style:name="Table7.A" style:family="table-column">
      <style:table-column-properties style:column-width="47.89mm"/>
    </style:style>
    <style:style style:name="Table7.B" style:family="table-column">
      <style:table-column-properties style:column-width="122.24mm"/>
    </style:style>
    <style:style style:name="Table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.B1" style:family="table-cell">
      <style:table-cell-properties fo:padding="0.97mm" fo:border="0.05pt solid #000000"/>
    </style:style>
    <style:style style:name="Table7.A2" style:family="table-cell">
      <style:table-cell-properties fo:padding="0.97mm" fo:border-left="0.05pt solid #000000" fo:border-right="none" fo:border-top="none" fo:border-bottom="0.05pt solid #000000"/>
    </style:style>
    <style:style style:name="Table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120.3mm" table:align="margins"/>
    </style:style>
    <style:style style:name="Table8.A" style:family="table-column">
      <style:table-column-properties style:column-width="60.15mm" style:rel-column-width="32767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none" fo:border-top="none" fo:border-bottom="0.05pt solid #000000"/>
    </style:style>
    <style:style style:name="Table8.B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03a8e" officeooo:paragraph-rsid="00003a8e"/>
    </style:style>
    <style:style style:name="P2" style:family="paragraph" style:parent-style-name="Standard">
      <style:text-properties officeooo:rsid="00036e74" officeooo:paragraph-rsid="00036e74"/>
    </style:style>
    <style:style style:name="P3" style:family="paragraph" style:parent-style-name="Table_20_Contents">
      <style:text-properties officeooo:rsid="00003a8e" officeooo:paragraph-rsid="00003a8e"/>
    </style:style>
    <style:style style:name="P4" style:family="paragraph" style:parent-style-name="Table_20_Contents">
      <style:text-properties officeooo:rsid="00036e74" officeooo:paragraph-rsid="00036e74"/>
    </style:style>
    <style:style style:name="P5" style:family="paragraph" style:parent-style-name="Standard">
      <style:paragraph-properties fo:break-before="page"/>
      <style:text-properties officeooo:rsid="00003a8e" officeooo:paragraph-rsid="00003a8e"/>
    </style:style>
    <style:style style:name="P6" style:family="paragraph" style:parent-style-name="Frame_20_contents">
      <style:text-properties officeooo:rsid="00028977" officeooo:paragraph-rsid="00028977"/>
    </style:style>
    <style:style style:name="P7" style:family="paragraph" style:parent-style-name="Standard">
      <style:text-properties officeooo:rsid="00036e74" officeooo:paragraph-rsid="00036e74"/>
    </style:style>
    <style:style style:name="P8" style:family="paragraph" style:parent-style-name="Standard">
      <style:text-properties officeooo:rsid="00048a3b" officeooo:paragraph-rsid="00048a3b"/>
    </style:style>
    <style:style style:name="fr1" style:family="graphic" style:parent-style-name="Frame">
      <style:graphic-properties style:vertical-pos="top" style:vertical-rel="baseline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Frame">
      <style:graphic-properties style:vertical-pos="from-top" style:vertical-rel="page" style:horizontal-pos="from-left" style:horizontal-rel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Wert Wert Wert" text:name="ANY_VALUE"/>
        <text:user-field-decl office:value-type="string" office:string-value="FormatHint 1" text:name="STANDARD_FORMAT_HINT_1"/>
        <text:user-field-decl office:value-type="string" office:string-value="FormatHint 2" text:name="STANDARD_FORMAT_HINT_2"/>
        <text:user-field-decl office:value-type="string" office:string-value="FormatHint 3" text:name="STANDARD_FORMAT_HINT_3"/>
        <text:user-field-decl office:value-type="string" office:string-value="&amp;&amp;" text:name="FORMAT_HINT_TABLE_KEEP"/>
        <text:user-field-decl office:value-type="string" office:string-value="&amp;&amp;" text:name="FORMAT_HINT_TABLE_REMOVE"/>
      </text:user-field-decls>
      <draw:frame draw:style-name="fr3" draw:name="Frame3" text:anchor-type="page" text:anchor-page-number="2" svg:x="25.06mm" svg:y="47.18mm" svg:width="82.41mm" draw:z-index="2">
        <draw:text-box fo:min-height="0.41mm">
          <text:p text:style-name="P6">Frame – Page Anchor - <text:user-field-get text:name="STANDARD_FORMAT_HINT_3">FormatHint 3</text:user-field-get></text:p>
        </draw:text-box>
      </draw:frame>
      <text:p text:style-name="P1">TEST VON StandardFormatHint.*</text:p>
      <text:p text:style-name="P1"/>
      <text:p text:style-name="P1">Dieser Absatz bleibt bestehen und hier „<text:user-field-get text:name="ANY_VALUE">Wert Wert Wert</text:user-field-get>“ wird ein normaler Wert eingesetzt.<text:user-field-get text:name="STANDARD_FORMAT_HINT_1">FormatHint 1</text:user-field-get></text:p>
      <text:p text:style-name="P1"/>
      <text:p text:style-name="P1">Auch in diesem Absatz wird hier „<text:user-field-get text:name="ANY_VALUE">Wert Wert Wert</text:user-field-get>“ ein Wert eingesetzt, aber der Absatz wird „versteckt“.<text:user-field-get text:name="STANDARD_FORMAT_HINT_2">FormatHint 2</text:user-field-get></text:p>
      <text:p text:style-name="P1"/>
      <text:p text:style-name="P1">Nun ja, dieser Absatz wird trotz Ersetzung hier „<text:user-field-get text:name="ANY_VALUE">Wert Wert Wert</text:user-field-get>“ verschwinden und aus dem Dokument gelöscht.<text:user-field-get text:name="STANDARD_FORMAT_HINT_3">FormatHint 3</text:user-field-get></text:p>
      <text:p text:style-name="P1"/>
      <text:p text:style-name="P1">Das ganze nun auch in einer Tabelle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Absatz bleibt</text:p>
          </table:table-cell>
          <table:table-cell table:style-name="Table1.B1" office:value-type="string">
            <text:p text:style-name="P3">Absatz Wert „<text:user-field-get text:name="ANY_VALUE">Wert Wert Wert</text:user-field-get>“ Absatz Absatz<text:user-field-get text:name="STANDARD_FORMAT_HINT_1">FormatHint 1</text:user-field-get></text:p>
          </table:table-cell>
        </table:table-row>
        <table:table-row>
          <table:table-cell table:style-name="Table1.A2" office:value-type="string">
            <text:p text:style-name="P3">Absatz wird „versteckt“</text:p>
          </table:table-cell>
          <table:table-cell table:style-name="Table1.B2" office:value-type="string">
            <text:p text:style-name="P3">Absatz Wert „<text:user-field-get text:name="ANY_VALUE">Wert Wert Wert</text:user-field-get>“ Absatz Absatz<text:user-field-get text:name="STANDARD_FORMAT_HINT_2">FormatHint 2</text:user-field-get></text:p>
          </table:table-cell>
        </table:table-row>
        <table:table-row>
          <table:table-cell table:style-name="Table1.A2" office:value-type="string">
            <text:p text:style-name="P3">Absatz wird entfernt</text:p>
          </table:table-cell>
          <table:table-cell table:style-name="Table1.B2" office:value-type="string">
            <text:p text:style-name="P3">Absatz Wert „<text:user-field-get text:name="ANY_VALUE">Wert Wert Wert</text:user-field-get>“ Absatz Absatz<text:user-field-get text:name="STANDARD_FORMAT_HINT_3">FormatHint 3</text:user-field-get></text:p>
          </table:table-cell>
        </table:table-row>
      </table:table>
      <text:p text:style-name="P1"/>
      <text:p text:style-name="P1">Jetzt machen wir zuerst die Formatierung und dann die Ersetzung:</text:p>
      <text:p text:style-name="P1"/>
      <text:p text:style-name="P1"><text:user-field-get text:name="STANDARD_FORMAT_HINT_1">FormatHint 1</text:user-field-get>Dieser Absatz bleibt bestehen und hier „<text:user-field-get text:name="ANY_VALUE">Wert Wert Wert</text:user-field-get>“ wird ein normaler Wert eingesetzt.</text:p>
      <text:p text:style-name="P1"/>
      <text:p text:style-name="P1"><text:user-field-get text:name="STANDARD_FORMAT_HINT_2">FormatHint 2</text:user-field-get>Auch in diesem Absatz wird hier „<text:user-field-get text:name="ANY_VALUE">Wert Wert Wert</text:user-field-get>“ ein Wert eingesetzt, aber der Absatz wird „versteckt“.</text:p>
      <text:p text:style-name="P1"/>
      <text:p text:style-name="P1"><text:user-field-get text:name="STANDARD_FORMAT_HINT_3">FormatHint 3</text:user-field-get>Nun ja, dieser Absatz wird trotz Ersetzung hier „<text:user-field-get text:name="ANY_VALUE">Wert Wert Wert</text:user-field-get>“ verschwinden und aus dem Dokument gelöscht.</text:p>
      <text:p text:style-name="P1"/>
      <text:p text:style-name="P1">Das ganze nun auch in einer Tabelle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Absatz bleibt</text:p>
          </table:table-cell>
          <table:table-cell table:style-name="Table2.B1" office:value-type="string">
            <text:p text:style-name="P3"><text:user-field-get text:name="STANDARD_FORMAT_HINT_1">FormatHint 1</text:user-field-get>Absatz Wert „<text:user-field-get text:name="ANY_VALUE">Wert Wert Wert</text:user-field-get>“ Absatz Absatz</text:p>
          </table:table-cell>
        </table:table-row>
        <table:table-row>
          <table:table-cell table:style-name="Table2.A2" office:value-type="string">
            <text:p text:style-name="P3">Absatz wird „versteckt“</text:p>
          </table:table-cell>
          <table:table-cell table:style-name="Table2.B2" office:value-type="string">
            <text:p text:style-name="P3"><text:user-field-get text:name="STANDARD_FORMAT_HINT_2">FormatHint 2</text:user-field-get>Absatz Wert „<text:user-field-get text:name="ANY_VALUE">Wert Wert Wert</text:user-field-get>“ Absatz Absatz</text:p>
          </table:table-cell>
        </table:table-row>
        <table:table-row>
          <table:table-cell table:style-name="Table2.A2" office:value-type="string">
            <text:p text:style-name="P3">Absatz wird entfernt</text:p>
          </table:table-cell>
          <table:table-cell table:style-name="Table2.B2" office:value-type="string">
            <text:p text:style-name="P3"><text:user-field-get text:name="STANDARD_FORMAT_HINT_3">FormatHint 3</text:user-field-get>Absatz Wert „<text:user-field-get text:name="ANY_VALUE">Wert Wert Wert</text:user-field-get>“ Absatz Absatz</text:p>
          </table:table-cell>
        </table:table-row>
      </table:table>
      <text:p text:style-name="P1"/>
      <text:p text:style-name="P5"><draw:frame draw:style-name="fr2" draw:name="Frame1" text:anchor-type="paragraph" svg:x="5.49mm" svg:y="2.01mm" svg:width="96.73mm" draw:z-index="0"><draw:text-box fo:min-height="0.41mm"><text:p text:style-name="P6">Interactive Frame – Paragraph Anchor - <text:user-field-get text:name="STANDARD_FORMAT_HINT_1">FormatHint 1</text:user-field-get></text:p></draw:text-box></draw:frame></text:p>
      <text:p text:style-name="P1"/>
      <text:p text:style-name="P1"/>
      <text:p text:style-name="P1"><draw:frame draw:style-name="fr1" draw:name="Frame2" text:anchor-type="as-char" svg:width="86.4mm" svg:height="6.9mm" draw:z-index="1"><draw:text-box><text:p text:style-name="P6">Frame – As Character Anchorn - <text:user-field-get text:name="STANDARD_FORMAT_HINT_2">FormatHint 2</text:user-field-get></text:p></draw:text-box></draw:frame></text:p>
      <text:p text:style-name="P1"/>
      <text:p text:style-name="P1"/>
      <text:p text:style-name="P1"/>
      <text:p text:style-name="P1"/>
      <text:p text:style-name="P2">Testen der StandarsFormatHint‘s TABLE_KEEP und TABLE_REMOVE:</text:p>
      <text:p text:style-name="P2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4">KEEP</text:p>
          </table:table-cell>
          <table:table-cell table:style-name="Table3.A1" office:value-type="string">
            <text:p text:style-name="P4">abc</text:p>
          </table:table-cell>
          <table:table-cell table:style-name="Table3.C1" office:value-type="string">
            <text:p text:style-name="Table_20_Contents"><text:user-field-get text:name="ANY_VALUE">Wert Wert Wert</text:user-field-get></text:p>
          </table:table-cell>
        </table:table-row>
        <table:table-row>
          <table:table-cell table:style-name="Table3.A2" office:value-type="string">
            <text:p text:style-name="P4">123</text:p>
          </table:table-cell>
          <table:table-cell table:style-name="Table3.A2" office:value-type="string">
            <text:p text:style-name="Table_20_Contents"><text:user-field-get text:name="ANY_VALUE">Wert Wert Wert</text:user-field-get></text:p>
          </table:table-cell>
          <table:table-cell table:style-name="Table3.C2" office:value-type="string">
            <text:p text:style-name="Table_20_Contents"><text:user-field-get text:name="FORMAT_HINT_TABLE_KEEP">&amp;&amp;</text:user-field-get></text:p>
          </table:table-cell>
        </table:table-row>
      </table:table>
      <text:p text:style-name="P2"/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4">KEEP<text:user-field-get text:name="FORMAT_HINT_TABLE_KEEP">&amp;&amp;</text:user-field-get></text:p>
          </table:table-cell>
          <table:table-cell table:style-name="Table4.A1" office:value-type="string">
            <text:p text:style-name="P4">abc</text:p>
          </table:table-cell>
          <table:table-cell table:style-name="Table4.C1" office:value-type="string">
            <text:p text:style-name="Table_20_Contents"><text:user-field-get text:name="ANY_VALUE">Wert Wert Wert</text:user-field-get></text:p>
          </table:table-cell>
        </table:table-row>
        <table:table-row>
          <table:table-cell table:style-name="Table4.A2" office:value-type="string">
            <text:p text:style-name="Table_20_Contents"><text:user-field-get text:name="ANY_VALUE">Wert Wert Wert</text:user-field-get></text:p>
          </table:table-cell>
          <table:table-cell table:style-name="Table4.A2" office:value-type="string">
            <text:p text:style-name="P4">abc</text:p>
          </table:table-cell>
          <table:table-cell table:style-name="Table4.C2" office:value-type="string">
            <text:p text:style-name="P4">123</text:p>
          </table:table-cell>
        </table:table-row>
      </table:table>
      <text:p text:style-name="P2"/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4">REMOVE</text:p>
          </table:table-cell>
          <table:table-cell table:style-name="Table5.A1" office:value-type="string">
            <text:p text:style-name="P4">abc</text:p>
          </table:table-cell>
          <table:table-cell table:style-name="Table5.C1" office:value-type="string">
            <text:p text:style-name="P4">123</text:p>
          </table:table-cell>
        </table:table-row>
        <table:table-row>
          <table:table-cell table:style-name="Table5.A2" office:value-type="string">
            <text:p text:style-name="P4">123</text:p>
          </table:table-cell>
          <table:table-cell table:style-name="Table5.A2" office:value-type="string">
            <text:p text:style-name="Table_20_Contents"><text:user-field-get text:name="ANY_VALUE">Wert Wert Wert</text:user-field-get></text:p>
          </table:table-cell>
          <table:table-cell table:style-name="Table5.C2" office:value-type="string">
            <text:p text:style-name="Table_20_Contents"><text:user-field-get text:name="FORMAT_HINT_TABLE_REMOVE">&amp;&amp;</text:user-field-get></text:p>
          </table:table-cell>
        </table:table-row>
      </table:table>
      <text:p text:style-name="P2"/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4">REMOVE<text:user-field-get text:name="FORMAT_HINT_TABLE_REMOVE">&amp;&amp;</text:user-field-get></text:p>
          </table:table-cell>
          <table:table-cell table:style-name="Table6.A1" office:value-type="string">
            <text:p text:style-name="Table_20_Contents"><text:user-field-get text:name="ANY_VALUE">Wert Wert Wert</text:user-field-get></text:p>
          </table:table-cell>
          <table:table-cell table:style-name="Table6.C1" office:value-type="string">
            <text:p text:style-name="P4">123</text:p>
          </table:table-cell>
        </table:table-row>
        <table:table-row>
          <table:table-cell table:style-name="Table6.A2" office:value-type="string">
            <text:p text:style-name="P4">123</text:p>
          </table:table-cell>
          <table:table-cell table:style-name="Table6.A2" office:value-type="string">
            <text:p text:style-name="Table_20_Contents"><text:user-field-get text:name="ANY_VALUE">Wert Wert Wert</text:user-field-get></text:p>
          </table:table-cell>
          <table:table-cell table:style-name="Table6.C2" office:value-type="string">
            <text:p text:style-name="P4">123</text:p>
          </table:table-cell>
        </table:table-row>
      </table:table>
      <text:p text:style-name="P2"/>
      <text:p text:style-name="P2"/>
      <text:p text:style-name="P8">Teste in einer verschachtelten Tabelle:</text:p>
      <text:p text:style-name="P8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Table_20_Contents"/>
          </table:table-cell>
          <table:table-cell table:style-name="Table7.B1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/>
          </table:table-cell>
          <table:table-cell table:style-name="Table7.B2" office:value-type="string">
            <table:table table:name="Table8" table:style-name="Table8">
              <table:table-column table:style-name="Table8.A" table:number-columns-repeated="2"/>
              <table:table-row>
                <table:table-cell table:style-name="Table8.A1" office:value-type="string">
                  <text:p text:style-name="Table_20_Contents"/>
                </table:table-cell>
                <table:table-cell table:style-name="Table8.B1" office:value-type="string">
                  <text:p text:style-name="Table_20_Contents"/>
                </table:table-cell>
              </table:table-row>
              <table:table-row>
                <table:table-cell table:style-name="Table8.A2" office:value-type="string">
                  <text:p text:style-name="Table_20_Contents"/>
                </table:table-cell>
                <table:table-cell table:style-name="Table8.B2" office:value-type="string">
                  <text:p text:style-name="Table_20_Contents"><text:user-field-get text:name="FORMAT_HINT_TABLE_REMOVE">&amp;&amp;</text:user-field-get></text:p>
                </table:table-cell>
              </table:table-row>
            </table:table>
            <text:p text:style-name="Table_20_Contents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" style:font-family-generic="swiss"/>
    <style:font-face style:name="Lucida Sans1" svg:font-family="'Lucida Sans'" style:font-family-generic="swiss"/>
    <style:font-face style:name="Microsoft Sans Serif" svg:font-family="'Microsoft Sans Serif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.5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Arial" fo:font-size="10.5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Microsoft Sans Serif" fo:font-family="'Microsoft Sans Serif'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name="Microsoft Sans Serif" fo:font-family="'Microsoft Sans Serif'" style:font-family-generic="swiss" fo:font-size="12pt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style:font-name="Microsoft Sans Serif" fo:font-family="'Microsoft Sans Serif'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Microsoft Sans Serif" fo:font-family="'Microsoft Sans Serif'" style:font-family-generic="swiss"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3-13T15:14:51.724000000</meta:creation-date>
    <dc:date>2020-03-06T16:37:25.559000000</dc:date>
    <meta:editing-duration>PT1H10M57S</meta:editing-duration>
    <meta:editing-cycles>4</meta:editing-cycles>
    <meta:generator>LibreOffice/6.3.2.2$Windows_X86_64 LibreOffice_project/98b30e735bda24bc04ab42594c85f7fd8be07b9c</meta:generator>
    <meta:document-statistic meta:table-count="8" meta:image-count="0" meta:object-count="0" meta:page-count="2" meta:paragraph-count="53" meta:word-count="263" meta:character-count="1663" meta:non-whitespace-character-count="1449"/>
  </office:meta>
</office:document-meta>
</file>